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withoutfill">
      <style:graphic-properties draw:marker-end="Arrow" draw:marker-end-width="0.102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286cm" svg:height="2.286cm" svg:x="6.011cm" svg:y="4.464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529cm" svg:height="0.539cm" svg:x="6.9cm" svg:y="5.35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 xml:id="id1" draw:id="id1">
          <draw:custom-shape draw:style-name="gr1" draw:text-style-name="P1" draw:layer="layout" svg:width="2.286cm" svg:height="2.286cm" svg:x="6.012cm" svg:y="4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832cm" svg:height="0.539cm" svg:x="6.901cm" svg:y="5.354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g xml:id="id3" draw:id="id3">
          <draw:custom-shape draw:style-name="gr1" draw:text-style-name="P1" draw:layer="layout" svg:width="2.286cm" svg:height="2.286cm" svg:x="9.313cm" svg:y="4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487cm" svg:height="0.539cm" svg:x="10.202cm" svg:y="5.355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 xml:id="id5" draw:id="id5">
          <draw:custom-shape draw:style-name="gr1" draw:text-style-name="P1" draw:layer="layout" svg:width="2.286cm" svg:height="2.286cm" svg:x="12.614cm" svg:y="4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9cm" svg:height="0.539cm" svg:x="13.503cm" svg:y="5.356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 xml:id="id7" draw:id="id7">
          <draw:custom-shape draw:style-name="gr1" draw:text-style-name="P1" draw:layer="layout" svg:width="2.286cm" svg:height="2.286cm" svg:x="9.113cm" svg:y="7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874cm" svg:height="0.539cm" svg:x="10.002cm" svg:y="8.155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g xml:id="id8" draw:id="id8">
          <draw:custom-shape draw:style-name="gr1" draw:text-style-name="P1" draw:layer="layout" svg:width="2.286cm" svg:height="2.286cm" svg:x="12.414cm" svg:y="7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529cm" svg:height="0.539cm" svg:x="13.303cm" svg:y="8.156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 xml:id="id9" draw:id="id9">
          <draw:custom-shape draw:style-name="gr1" draw:text-style-name="P1" draw:layer="layout" svg:width="2.286cm" svg:height="2.286cm" svg:x="15.715cm" svg:y="7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831cm" svg:height="0.539cm" svg:x="16.604cm" svg:y="8.157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connector draw:style-name="gr3" draw:text-style-name="P1" draw:layer="layout" draw:type="line" svg:x1="7.155cm" svg:y1="6.751cm" svg:x2="10.254cm" svg:y2="10.465cm" draw:start-shape="id1" draw:start-glue-point="2" draw:end-shape="id2" svg:d="M7155 6751l3099 3714" svg:viewBox="0 0 3100 3715">
          <text:p/>
        </draw:connector>
        <draw:connector draw:style-name="gr3" draw:text-style-name="P1" draw:layer="layout" draw:type="line" svg:x1="10.456cm" svg:y1="6.752cm" svg:x2="13.558cm" svg:y2="10.468cm" draw:start-shape="id3" draw:start-glue-point="2" draw:end-shape="id4" draw:end-glue-point="0" svg:d="M10456 6752l3102 3716" svg:viewBox="0 0 3103 3717">
          <text:p/>
        </draw:connector>
        <draw:connector draw:style-name="gr3" draw:text-style-name="P1" draw:layer="layout" draw:type="line" svg:x1="13.757cm" svg:y1="6.753cm" svg:x2="16.859cm" svg:y2="10.469cm" draw:start-shape="id5" draw:start-glue-point="2" draw:end-shape="id6" draw:end-glue-point="0" svg:d="M13757 6753l3102 3716" svg:viewBox="0 0 3103 3717">
          <text:p/>
        </draw:connector>
        <draw:g xml:id="id2" draw:id="id2">
          <draw:custom-shape draw:style-name="gr1" draw:text-style-name="P1" draw:layer="layout" svg:width="2.286cm" svg:height="2.286cm" svg:x="9.111cm" svg:y="10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849cm" svg:height="0.539cm" svg:x="10cm" svg:y="11.354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 xml:id="id4" draw:id="id4">
          <draw:custom-shape draw:style-name="gr1" draw:text-style-name="P1" draw:layer="layout" svg:width="2.286cm" svg:height="2.286cm" svg:x="12.415cm" svg:y="10.4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504cm" svg:height="0.539cm" svg:x="13.304cm" svg:y="11.357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draw:g xml:id="id6" draw:id="id6">
          <draw:custom-shape draw:style-name="gr1" draw:text-style-name="P1" draw:layer="layout" svg:width="2.286cm" svg:height="2.286cm" svg:x="15.716cm" svg:y="10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806cm" svg:height="0.539cm" svg:x="16.605cm" svg:y="11.35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connector draw:style-name="gr3" draw:text-style-name="P1" draw:layer="layout" draw:type="line" svg:x1="10.256cm" svg:y1="9.552cm" svg:x2="10.254cm" svg:y2="10.465cm" draw:start-shape="id7" draw:start-glue-point="2" draw:end-shape="id2" svg:d="M10256 9552l-2 913" svg:viewBox="0 0 3 914">
          <text:p/>
        </draw:connector>
        <draw:connector draw:style-name="gr3" draw:text-style-name="P1" draw:layer="layout" draw:type="line" svg:x1="13.557cm" svg:y1="9.553cm" svg:x2="13.558cm" svg:y2="10.468cm" draw:start-shape="id8" draw:start-glue-point="2" draw:end-shape="id4" svg:d="M13557 9553l1 915" svg:viewBox="0 0 2 916">
          <text:p/>
        </draw:connector>
        <draw:connector draw:style-name="gr3" draw:text-style-name="P1" draw:layer="layout" draw:type="line" svg:x1="16.858cm" svg:y1="9.554cm" svg:x2="16.859cm" svg:y2="10.469cm" draw:start-shape="id9" draw:start-glue-point="2" draw:end-shape="id6" draw:end-glue-point="0" svg:d="M16858 9554l1 915" svg:viewBox="0 0 2 916">
          <text:p/>
        </draw:connector>
        <draw:frame draw:style-name="gr2" draw:text-style-name="P1" draw:layer="layout" svg:width="7.713cm" svg:height="1.042cm" svg:x="6.45cm" svg:y="16.25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g xml:id="id10" draw:id="id10">
          <draw:custom-shape draw:style-name="gr1" draw:text-style-name="P1" draw:layer="layout" svg:width="2.286cm" svg:height="2.286cm" svg:x="12.413cm" svg:y="13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521cm" svg:height="0.474cm" svg:x="13.302cm" svg:y="14.605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connector draw:style-name="gr3" draw:text-style-name="P1" draw:layer="layout" draw:type="line" svg:x1="13.556cm" svg:y1="13.716cm" svg:x2="10.254cm" svg:y2="12.751cm" draw:start-shape="id10" draw:end-shape="id2" draw:end-glue-point="2" svg:d="M13556 13716l-3302-965" svg:viewBox="0 0 3303 966">
          <text:p/>
        </draw:connector>
        <draw:connector draw:style-name="gr3" draw:text-style-name="P1" draw:layer="layout" draw:type="line" svg:x1="13.556cm" svg:y1="13.716cm" svg:x2="13.558cm" svg:y2="12.754cm" draw:start-shape="id10" draw:start-glue-point="0" draw:end-shape="id4" draw:end-glue-point="2" svg:d="M13556 13716l2-962" svg:viewBox="0 0 3 963">
          <text:p/>
        </draw:connector>
        <draw:connector draw:style-name="gr3" draw:text-style-name="P1" draw:layer="layout" draw:type="line" svg:x1="13.556cm" svg:y1="13.716cm" svg:x2="16.859cm" svg:y2="12.755cm" draw:start-shape="id10" draw:start-glue-point="0" draw:end-shape="id6" svg:d="M13556 13716l3303-961" svg:viewBox="0 0 3304 962">
          <text:p/>
        </draw:connector>
        <draw:frame draw:style-name="gr2" draw:text-style-name="P1" draw:layer="layout" svg:width="10.227cm" svg:height="2.154cm" svg:x="18.415cm" svg:y="4.234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1" draw:layer="layout" svg:width="6.347cm" svg:height="1.63cm" svg:x="18.415cm" svg:y="6.52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onnector draw:style-name="gr3" draw:text-style-name="P1" draw:layer="layout" draw:type="line" svg:x1="11.399cm" svg:y1="8.409cm" svg:x2="12.414cm" svg:y2="8.41cm" draw:start-shape="id7" draw:start-glue-point="1" draw:end-shape="id8" draw:end-glue-point="3" svg:d="M11399 8409l1015 1" svg:viewBox="0 0 1016 2">
          <text:p/>
        </draw:connector>
        <draw:connector draw:style-name="gr3" draw:text-style-name="P1" draw:layer="layout" draw:type="line" svg:x1="14.7cm" svg:y1="8.41cm" svg:x2="15.715cm" svg:y2="8.411cm" draw:start-shape="id8" draw:start-glue-point="1" draw:end-shape="id9" svg:d="M14700 8410l1015 1" svg:viewBox="0 0 1016 2">
          <text:p/>
        </draw:connector>
        <draw:connector draw:style-name="gr3" draw:text-style-name="P1" draw:layer="layout" draw:type="line" svg:x1="7.155cm" svg:y1="6.751cm" svg:x2="10.256cm" svg:y2="7.266cm" draw:start-shape="id1" draw:start-glue-point="2" draw:end-shape="id7" svg:d="M7155 6751l3101 515" svg:viewBox="0 0 3102 516">
          <text:p/>
        </draw:connector>
        <draw:connector draw:style-name="gr3" draw:text-style-name="P1" draw:layer="layout" draw:type="line" svg:x1="10.456cm" svg:y1="6.752cm" svg:x2="13.557cm" svg:y2="7.267cm" draw:start-shape="id3" draw:start-glue-point="2" draw:end-shape="id8" svg:d="M10456 6752l3101 515" svg:viewBox="0 0 3102 516">
          <text:p/>
        </draw:connector>
        <draw:connector draw:style-name="gr3" draw:text-style-name="P1" draw:layer="layout" draw:type="line" svg:x1="13.757cm" svg:y1="6.753cm" svg:x2="16.858cm" svg:y2="7.268cm" draw:start-shape="id5" draw:start-glue-point="2" draw:end-shape="id9" svg:d="M13757 6753l3101 515" svg:viewBox="0 0 3102 516">
          <text:p/>
        </draw:connector>
        <draw:frame draw:style-name="gr2" draw:text-style-name="P1" draw:layer="layout" svg:width="10.057cm" svg:height="2.105cm" svg:x="18.415cm" svg:y="8.30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text-style-name="P1" draw:layer="layout" svg:width="11.33cm" svg:height="1.136cm" svg:x="6.45cm" svg:y="17.65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8.398cm" svg:height="1.652cm" svg:x="6.45cm" svg:y="19.049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" draw:layer="layout" svg:width="7.713cm" svg:height="1.042cm" svg:x="18.35cm" svg:y="16.25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1" draw:layer="layout" svg:width="11.33cm" svg:height="1.136cm" svg:x="18.35cm" svg:y="17.65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1" draw:layer="layout" svg:width="8.398cm" svg:height="1.652cm" svg:x="18.35cm" svg:y="19.0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.64cm" fo:page-height="40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9T21:03:18.885373421</meta:creation-date>
    <dc:date>2014-12-02T16:11:30.578668502</dc:date>
    <meta:editing-duration>P2DT18H54M46S</meta:editing-duration>
    <meta:editing-cycles>5</meta:editing-cycles>
    <meta:generator>LibreOffice/4.2.7.2$Linux_X86_64 LibreOffice_project/420m0$Build-2</meta:generator>
    <meta:document-statistic meta:object-count="56"/>
  </office:meta>
</office:document-meta>
</file>

<file path=Object 1/content.xml><?xml version="1.0" encoding="utf-8"?>
<math xmlns="http://www.w3.org/1998/Math/MathML" display="block">
  <semantics>
    <msub>
      <mi>r</mi>
      <mrow>
        <mi>t</mi>
        <mo stretchy="false">−</mo>
        <mn>1</mn>
      </mrow>
    </msub>
    <annotation encoding="StarMath 5.0">r_{t-1}</annotation>
  </semantics>
</math>
</file>

<file path=Object 10/content.xml><?xml version="1.0" encoding="utf-8"?>
<math xmlns="http://www.w3.org/1998/Math/MathML" display="block">
  <semantics>
    <msub>
      <mi>z</mi>
      <mrow>
        <mi>t</mi>
        <mo stretchy="false">−</mo>
        <mn>1</mn>
      </mrow>
    </msub>
    <annotation encoding="StarMath 5.0">z_{t-1}</annotation>
  </semantics>
</math>
</file>

<file path=Object 11/content.xml><?xml version="1.0" encoding="utf-8"?>
<math xmlns="http://www.w3.org/1998/Math/MathML" display="block">
  <semantics>
    <msub>
      <mi>z</mi>
      <mi>t</mi>
    </msub>
    <annotation encoding="StarMath 5.0">z_t</annotation>
  </semantics>
</math>
</file>

<file path=Object 12/content.xml><?xml version="1.0" encoding="utf-8"?>
<math xmlns="http://www.w3.org/1998/Math/MathML" display="block">
  <semantics>
    <msub>
      <mi>z</mi>
      <mrow>
        <mi>t</mi>
        <mo stretchy="false">+</mo>
        <mn>1</mn>
      </mrow>
    </msub>
    <annotation encoding="StarMath 5.0">z_{t+1}</annotation>
  </semantics>
</math>
</file>

<file path=Object 13/content.xml><?xml version="1.0" encoding="utf-8"?>
<math xmlns="http://www.w3.org/1998/Math/MathML" display="block">
  <semantics>
    <mtable>
      <mtr>
        <mtd>
          <mtext>Time Update</mtext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row>
                      <msub>
                        <mi>x</mi>
                        <mi>t</mi>
                      </msub>
                      <mo stretchy="false">∣</mo>
                      <msub>
                        <mi>z</mi>
                        <mrow>
                          <mn>1.</mn>
                          <mn>..</mn>
                          <mrow>
                            <mi>t</mi>
                            <mo stretchy="false">−</mo>
                            <mn>1</mn>
                          </mrow>
                        </mrow>
                      </msub>
                    </mrow>
                    <mi>,</mi>
                    <msub>
                      <mi>r</mi>
                      <mi>t</mi>
                    </msub>
                    <mi>,</mi>
                    <mi>m</mi>
                  </mrow>
                </mrow>
                <mo fence="true" stretchy="false">)</mo>
              </mrow>
              <mo stretchy="false">=</mo>
              <mrow>
                <mo stretchy="false">∫</mo>
                <mi>p</mi>
              </mrow>
            </mrow>
            <mrow>
              <mo fence="true" stretchy="false">(</mo>
              <mrow>
                <mrow>
                  <mrow>
                    <msub>
                      <mi>x</mi>
                      <mi>t</mi>
                    </msub>
                    <mo stretchy="false">∣</mo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</mrow>
                  <mi>,</mi>
                  <msub>
                    <mi>r</mi>
                    <mi>t</mi>
                  </msub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∣</mo>
                    <mi>m</mi>
                  </mrow>
                  <mi>,</mi>
                  <msub>
                    <mi>z</mi>
                    <mrow>
                      <mn>0.</mn>
                      <mn>..</mn>
                      <mrow>
                        <mi>t</mi>
                        <mo stretchy="false">−</mo>
                        <mn>1</mn>
                      </mrow>
                    </mrow>
                  </msub>
                  <mi>,</mi>
                  <msub>
                    <mi>r</mi>
                    <mrow>
                      <mn>0.</mn>
                      <mn>..</mn>
                      <mrow>
                        <mi>t</mi>
                        <mo stretchy="false">−</mo>
                        <mn>1</mn>
                      </mrow>
                    </mrow>
                  </msub>
                </mrow>
              </mrow>
              <mo fence="true" stretchy="false">)</mo>
            </mrow>
            <msub>
              <mi mathvariant="italic">dx</mi>
              <mrow>
                <mi>t</mi>
                <mo stretchy="false">−</mo>
                <mn>1</mn>
              </mrow>
            </msub>
          </mrow>
        </mtd>
      </mtr>
    </mtable>
    <annotation encoding="StarMath 5.0">"Time Update" newline ""

p( x_t divides z_{1...t-1}, r_t, m ) = int p( x_t divides x_{t-1}, r_{t} ) p( x_{t-1} divides m, z_{0...t-1},  r_{0...t-1} ) dx_{ t-1} </annotation>
  </semantics>
</math>
</file>

<file path=Object 14/content.xml><?xml version="1.0" encoding="utf-8"?>
<math xmlns="http://www.w3.org/1998/Math/MathML" display="block">
  <semantics>
    <mtable>
      <mtr>
        <mtd>
          <mtext>Measurement Update</mtext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row>
                      <msub>
                        <mi>x</mi>
                        <mi>t</mi>
                      </msub>
                      <mo stretchy="false">∣</mo>
                      <msub>
                        <mi>z</mi>
                        <mrow>
                          <mn>1.</mn>
                          <mn>..</mn>
                          <mi>t</mi>
                        </mrow>
                      </msub>
                    </mrow>
                    <mi>,</mi>
                    <msub>
                      <mi>x</mi>
                      <mi>t</mi>
                    </msub>
                    <mi>,</mi>
                    <msub>
                      <mi>r</mi>
                      <mi>t</mi>
                    </msub>
                    <mi>,</mi>
                    <mi>m</mi>
                  </mrow>
                </mrow>
                <mo fence="true" stretchy="false">)</mo>
              </mrow>
              <mo stretchy="false">=</mo>
              <mfrac>
                <mrow>
                  <mi>p</mi>
                  <mrow>
                    <mo fence="true" stretchy="false">(</mo>
                    <mrow>
                      <mrow>
                        <mrow>
                          <msub>
                            <mi>z</mi>
                            <mi>t</mi>
                          </msub>
                          <mo stretchy="false">∣</mo>
                          <msub>
                            <mi>x</mi>
                            <mi>t</mi>
                          </msub>
                        </mrow>
                        <mi>,</mi>
                        <msub>
                          <mi>r</mi>
                          <mi>t</mi>
                        </msub>
                        <mi>,</mi>
                        <mi>m</mi>
                      </mrow>
                    </mrow>
                    <mo fence="true" stretchy="false">)</mo>
                  </mrow>
                  <mi>p</mi>
                  <mrow>
                    <mo fence="true" stretchy="false">(</mo>
                    <mrow>
                      <mrow>
                        <msub>
                          <mi>x</mi>
                          <mi>t</mi>
                        </msub>
                        <mo stretchy="false">∣</mo>
                        <msub>
                          <mi>z</mi>
                          <mrow>
                            <mn>0.</mn>
                            <mn>..</mn>
                            <mrow>
                              <mi>t</mi>
                              <mo stretchy="false">−</mo>
                              <mn>1</mn>
                            </mrow>
                          </mrow>
                        </msub>
                      </mrow>
                    </mrow>
                    <mo fence="true" stretchy="false">)</mo>
                  </mrow>
                </mrow>
                <mrow>
                  <mi>p</mi>
                  <mrow>
                    <mo fence="true" stretchy="false">(</mo>
                    <mrow>
                      <mrow>
                        <mrow>
                          <msub>
                            <mi>z</mi>
                            <mi>t</mi>
                          </msub>
                          <mo stretchy="false">∣</mo>
                          <msub>
                            <mi>z</mi>
                            <mrow>
                              <mn>0.</mn>
                              <mn>..</mn>
                              <mrow>
                                <mi>t</mi>
                                <mo stretchy="false">−</mo>
                                <mn>1</mn>
                              </mrow>
                            </mrow>
                          </msub>
                        </mrow>
                        <mi>,</mi>
                        <msub>
                          <mi>r</mi>
                          <mrow>
                            <mn>0.</mn>
                            <mn>..</mn>
                            <mi>t</mi>
                          </mrow>
                        </msub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"Measurement Update" newline ""

p( x_t divides z_{1...t}, x_t, r_t, m ) = { p(z_t divides x_t, r_t, m) p(x_t divides z_{0...t-1}) } over { p(z_t divides z_{0...t-1}, r_{0...t}) }</annotation>
  </semantics>
</math>
</file>

<file path=Object 15/content.xml><?xml version="1.0" encoding="utf-8"?>
<math xmlns="http://www.w3.org/1998/Math/MathML" display="block">
  <semantics>
    <mtable>
      <mtr>
        <mtd>
          <mtext>Mapping (learning object models)</mtext>
        </mtd>
      </mtr>
      <mtr>
        <mtd>
          <mrow>
            <mtext/>
            <mi>p</mi>
            <mrow>
              <mo fence="true" stretchy="false">(</mo>
              <mrow>
                <mrow>
                  <msub>
                    <mi>x</mi>
                    <mn>0</mn>
                  </msub>
                  <mn>...</mn>
                  <mrow>
                    <msub>
                      <mi>x</mi>
                      <mi>t</mi>
                    </msub>
                    <mo stretchy="false">∣</mo>
                    <msub>
                      <mi>z</mi>
                      <mn>0</mn>
                    </msub>
                  </mrow>
                  <mn>...</mn>
                  <msub>
                    <mi>z</mi>
                    <mi>t</mi>
                  </msub>
                  <mi>,</mi>
                  <msub>
                    <mi>r</mi>
                    <mn>0</mn>
                  </msub>
                  <mn>...</mn>
                  <msub>
                    <mi>r</mi>
                    <mi>t</mi>
                  </msub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x</mi>
                      <mi>t</mi>
                    </msub>
                    <mo stretchy="false">∣</mo>
                    <msub>
                      <mi>z</mi>
                      <mn>0</mn>
                    </msub>
                  </mrow>
                  <mn>...</mn>
                  <msub>
                    <mi>z</mi>
                    <mi>t</mi>
                  </msub>
                  <mi>,</mi>
                  <msub>
                    <mi>r</mi>
                    <mn>0</mn>
                  </msub>
                  <mn>...</mn>
                  <msub>
                    <mi>r</mi>
                    <mi>t</mi>
                  </msub>
                </mrow>
              </mrow>
              <mo fence="true" stretchy="false">)</mo>
            </mrow>
          </mrow>
        </mtd>
      </mtr>
    </mtable>
    <annotation encoding="StarMath 5.0">"Mapping (learning object models)" newline ""

p( x_0 ... x_t divides z_0 ... z_t , r_0 ... r_t )

p( x_t divides z_0 ... z_t, r_0 ... r_t )</annotation>
  </semantics>
</math>
</file>

<file path=Object 16/content.xml><?xml version="1.0" encoding="utf-8"?>
<math xmlns="http://www.w3.org/1998/Math/MathML" display="block">
  <semantics>
    <mtable>
      <mtr>
        <mtd>
          <mtext>Time Update</mtext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row>
                      <msub>
                        <mi>x</mi>
                        <mi>t</mi>
                      </msub>
                      <mo stretchy="false">∣</mo>
                      <msub>
                        <mi>z</mi>
                        <mrow>
                          <mn>1.</mn>
                          <mn>..</mn>
                          <mrow>
                            <mi>t</mi>
                            <mo stretchy="false">−</mo>
                            <mn>1</mn>
                          </mrow>
                        </mrow>
                      </msub>
                    </mrow>
                    <mi>,</mi>
                    <msub>
                      <mi>r</mi>
                      <mi>t</mi>
                    </msub>
                    <mi>,</mi>
                    <mi>m</mi>
                  </mrow>
                </mrow>
                <mo fence="true" stretchy="false">)</mo>
              </mrow>
              <mo stretchy="false">=</mo>
              <mrow>
                <mo stretchy="false">∫</mo>
                <mi>p</mi>
              </mrow>
            </mrow>
            <mrow>
              <mo fence="true" stretchy="false">(</mo>
              <mrow>
                <mrow>
                  <mrow>
                    <msub>
                      <mi>x</mi>
                      <mi>t</mi>
                    </msub>
                    <mo stretchy="false">∣</mo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</mrow>
                  <mi>,</mi>
                  <msub>
                    <mi>r</mi>
                    <mi>t</mi>
                  </msub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∣</mo>
                    <mi>m</mi>
                  </mrow>
                  <mi>,</mi>
                  <msub>
                    <mi>z</mi>
                    <mrow>
                      <mn>0.</mn>
                      <mn>..</mn>
                      <mrow>
                        <mi>t</mi>
                        <mo stretchy="false">−</mo>
                        <mn>1</mn>
                      </mrow>
                    </mrow>
                  </msub>
                  <mi>,</mi>
                  <msub>
                    <mi>r</mi>
                    <mrow>
                      <mn>0.</mn>
                      <mn>..</mn>
                      <mrow>
                        <mi>t</mi>
                        <mo stretchy="false">−</mo>
                        <mn>1</mn>
                      </mrow>
                    </mrow>
                  </msub>
                </mrow>
              </mrow>
              <mo fence="true" stretchy="false">)</mo>
            </mrow>
            <msub>
              <mi mathvariant="italic">dx</mi>
              <mrow>
                <mi>t</mi>
                <mo stretchy="false">−</mo>
                <mn>1</mn>
              </mrow>
            </msub>
          </mrow>
        </mtd>
      </mtr>
    </mtable>
    <annotation encoding="StarMath 5.0">"Time Update" newline ""

p( x_t divides z_{1...t-1}, r_t, m ) = int p( x_t divides x_{t-1}, r_{t} ) p( x_{t-1} divides m, z_{0...t-1},  r_{0...t-1} ) dx_{ t-1} </annotation>
  </semantics>
</math>
</file>

<file path=Object 17/content.xml><?xml version="1.0" encoding="utf-8"?>
<math xmlns="http://www.w3.org/1998/Math/MathML" display="block">
  <semantics>
    <mtable>
      <mtr>
        <mtd>
          <mtext>Measurement Update</mtext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row>
                      <msub>
                        <mi>x</mi>
                        <mi>t</mi>
                      </msub>
                      <mo stretchy="false">∣</mo>
                      <msub>
                        <mi>z</mi>
                        <mrow>
                          <mn>1.</mn>
                          <mn>..</mn>
                          <mi>t</mi>
                        </mrow>
                      </msub>
                    </mrow>
                    <mi>,</mi>
                    <msub>
                      <mi>x</mi>
                      <mi>t</mi>
                    </msub>
                    <mi>,</mi>
                    <msub>
                      <mi>r</mi>
                      <mi>t</mi>
                    </msub>
                    <mi>,</mi>
                    <mi>m</mi>
                  </mrow>
                </mrow>
                <mo fence="true" stretchy="false">)</mo>
              </mrow>
              <mo stretchy="false">=</mo>
              <mfrac>
                <mrow>
                  <mi>p</mi>
                  <mrow>
                    <mo fence="true" stretchy="false">(</mo>
                    <mrow>
                      <mrow>
                        <mrow>
                          <msub>
                            <mi>z</mi>
                            <mi>t</mi>
                          </msub>
                          <mo stretchy="false">∣</mo>
                          <msub>
                            <mi>x</mi>
                            <mi>t</mi>
                          </msub>
                        </mrow>
                        <mi>,</mi>
                        <msub>
                          <mi>r</mi>
                          <mi>t</mi>
                        </msub>
                        <mi>,</mi>
                        <mi>m</mi>
                      </mrow>
                    </mrow>
                    <mo fence="true" stretchy="false">)</mo>
                  </mrow>
                  <mi>p</mi>
                  <mrow>
                    <mo fence="true" stretchy="false">(</mo>
                    <mrow>
                      <mrow>
                        <msub>
                          <mi>x</mi>
                          <mi>t</mi>
                        </msub>
                        <mo stretchy="false">∣</mo>
                        <msub>
                          <mi>z</mi>
                          <mrow>
                            <mn>0.</mn>
                            <mn>..</mn>
                            <mrow>
                              <mi>t</mi>
                              <mo stretchy="false">−</mo>
                              <mn>1</mn>
                            </mrow>
                          </mrow>
                        </msub>
                      </mrow>
                    </mrow>
                    <mo fence="true" stretchy="false">)</mo>
                  </mrow>
                </mrow>
                <mrow>
                  <mi>p</mi>
                  <mrow>
                    <mo fence="true" stretchy="false">(</mo>
                    <mrow>
                      <mrow>
                        <mrow>
                          <msub>
                            <mi>z</mi>
                            <mi>t</mi>
                          </msub>
                          <mo stretchy="false">∣</mo>
                          <msub>
                            <mi>z</mi>
                            <mrow>
                              <mn>0.</mn>
                              <mn>..</mn>
                              <mrow>
                                <mi>t</mi>
                                <mo stretchy="false">−</mo>
                                <mn>1</mn>
                              </mrow>
                            </mrow>
                          </msub>
                        </mrow>
                        <mi>,</mi>
                        <msub>
                          <mi>r</mi>
                          <mrow>
                            <mn>0.</mn>
                            <mn>..</mn>
                            <mi>t</mi>
                          </mrow>
                        </msub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"Measurement Update" newline ""

p( x_t divides z_{1...t}, x_t, r_t, m ) = { p(z_t divides x_t, r_t, m) p(x_t divides z_{0...t-1}) } over { p(z_t divides z_{0...t-1}, r_{0...t}) }</annotation>
  </semantics>
</math>
</file>

<file path=Object 2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25/content.xml><?xml version="1.0" encoding="utf-8"?>
<math xmlns="http://www.w3.org/1998/Math/MathML" display="block">
  <semantics>
    <mtable>
      <mtr>
        <mtd>
          <mrow>
            <msub>
              <mi>r</mi>
              <mi>t</mi>
            </msub>
            <mtext>the robot's pose</mtext>
          </mrow>
        </mtd>
      </mtr>
      <mtr>
        <mtd>
          <mrow>
            <mtext/>
            <msub>
              <mi>x</mi>
              <mi>t</mi>
            </msub>
            <mtext>the pose of the object</mtext>
          </mrow>
        </mtd>
      </mtr>
      <mtr>
        <mtd>
          <mrow>
            <mtext/>
            <msub>
              <mi>z</mi>
              <mi>t</mi>
            </msub>
            <mtext>the sensor reading (bearing, distance, and rgb)</mtext>
          </mrow>
        </mtd>
      </mtr>
      <mtr>
        <mtd>
          <mrow>
            <mtext/>
            <mi>m</mi>
            <mtext>the appearance of the object represented as a voxel map </mtext>
            <mtext/>
          </mrow>
        </mtd>
      </mtr>
    </mtable>
    <annotation encoding="StarMath 5.0">r_t "the robot's pose" newline ""
x_t "the pose of the object" newline ""
z_t "the sensor reading (bearing, distance, and rgb)" newline ""
m "the appearance of the object represented as a voxel map ""</annotation>
  </semantics>
</math>
</file>

<file path=Object 26/content.xml><?xml version="1.0" encoding="utf-8"?>
<math xmlns="http://www.w3.org/1998/Math/MathML" display="block">
  <semantics>
    <mtable>
      <mtr>
        <mtd>
          <mtext>Motion Model (objects never move)</mtext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∣</mo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1</mn>
                          <mtext>if</mtext>
                          <mrow>
                            <msub>
                              <mi>x</mi>
                              <mi>t</mi>
                            </msub>
                            <mo stretchy="false">=</mo>
                            <msub>
                              <mi>x</mi>
                              <mrow>
                                <mi>t</mi>
                                <mo stretchy="false">−</mo>
                                <mn>1</mn>
                              </mrow>
                            </msub>
                          </mrow>
                        </mrow>
                      </mtd>
                    </mtr>
                    <mtr>
                      <mtd>
                        <mrow>
                          <mn>0</mn>
                          <mtext>otherwise</mtext>
                        </mrow>
                      </mtd>
                    </mtr>
                  </mtable>
                </mrow>
                <mo fence="true" stretchy="true">}</mo>
              </mrow>
            </mrow>
          </mrow>
        </mtd>
      </mtr>
    </mtable>
    <annotation encoding="StarMath 5.0">"Motion Model (objects never move)" newline ""

p( x_t divides x_{t-1} ) = left lbrace stack{1 "if" x_t = x_{t-1} # 0 "otherwise"} right rbrace </annotation>
  </semantics>
</math>
</file>

<file path=Object 27/content.xml><?xml version="1.0" encoding="utf-8"?>
<math xmlns="http://www.w3.org/1998/Math/MathML" display="block">
  <semantics>
    <mtable>
      <mtr>
        <mtd>
          <mtext>Observation Model</mtext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row>
                      <msub>
                        <mi>z</mi>
                        <mi>t</mi>
                      </msub>
                      <mo stretchy="false">∣</mo>
                      <msub>
                        <mi>x</mi>
                        <mi>t</mi>
                      </msub>
                    </mrow>
                    <mi>,</mi>
                    <msub>
                      <mi>r</mi>
                      <mi>t</mi>
                    </msub>
                    <mi>,</mi>
                    <mi>m</mi>
                  </mrow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row>
                  <msub>
                    <mi>d</mi>
                    <mi>t</mi>
                  </msub>
                  <mi>,</mi>
                  <mrow>
                    <msub>
                      <mi>c</mi>
                      <mi>t</mi>
                    </msub>
                    <mo stretchy="false">∣</mo>
                    <msub>
                      <mi>x</mi>
                      <mi>t</mi>
                    </msub>
                  </mrow>
                  <mi>,</mi>
                  <msub>
                    <mi>r</mi>
                    <mi>t</mi>
                  </msub>
                  <mi>,</mi>
                  <mi>m</mi>
                </mrow>
              </mrow>
              <mo fence="true" stretchy="false">)</mo>
            </mrow>
          </mrow>
        </mtd>
      </mtr>
      <mtr>
        <mtd>
          <mrow>
            <mtext/>
            <mrow>
              <mtext>                      </mtext>
              <mo stretchy="false">=</mo>
              <mi>p</mi>
            </mrow>
            <mrow>
              <mrow>
                <mo fence="true" stretchy="false">(</mo>
                <mrow>
                  <mrow>
                    <mrow>
                      <msub>
                        <mi>d</mi>
                        <mi>t</mi>
                      </msub>
                      <mo stretchy="false">∣</mo>
                      <msub>
                        <mi>x</mi>
                        <mi>t</mi>
                      </msub>
                    </mrow>
                    <mi>,</mi>
                    <msub>
                      <mi>r</mi>
                      <mi>t</mi>
                    </msub>
                    <mi>,</mi>
                    <mi>m</mi>
                  </mrow>
                </mrow>
                <mo fence="true" stretchy="false">)</mo>
              </mrow>
              <mo stretchy="false">×</mo>
              <mi>p</mi>
            </mrow>
            <mrow>
              <mo fence="true" stretchy="false">(</mo>
              <mrow>
                <mrow>
                  <mrow>
                    <msub>
                      <mi>c</mi>
                      <mi>t</mi>
                    </msub>
                    <mo stretchy="false">∣</mo>
                    <msub>
                      <mi>x</mi>
                      <mi>t</mi>
                    </msub>
                  </mrow>
                  <mi>,</mi>
                  <msub>
                    <mi>r</mi>
                    <mi>t</mi>
                  </msub>
                  <mi>,</mi>
                  <mi>m</mi>
                </mrow>
              </mrow>
              <mo fence="true" stretchy="false">)</mo>
            </mrow>
          </mrow>
        </mtd>
      </mtr>
      <mtr>
        <mtd>
          <mrow>
            <mtext/>
            <mrow>
              <mtext>                      </mtext>
              <mo stretchy="false">=</mo>
              <mtext>color from the model plus Gaussian noise</mtext>
            </mrow>
          </mrow>
        </mtd>
      </mtr>
    </mtable>
    <annotation encoding="StarMath 5.0">"Observation Model" newline ""

p( z_t divides x_t, r_t, m ) = p(d_t, c_t divides x_t, r_t, m) newline ""
"                      "= p(d_t divides x_t, r_t, m) times p(c_t divides x_t, r_t, m) newline ""
"                      "= "color from the model plus Gaussian noise"</annotation>
  </semantics>
</math>
</file>

<file path=Object 3/content.xml><?xml version="1.0" encoding="utf-8"?>
<math xmlns="http://www.w3.org/1998/Math/MathML" display="block">
  <semantics>
    <msub>
      <mi>r</mi>
      <mi>t</mi>
    </msub>
    <annotation encoding="StarMath 5.0">r_t</annotation>
  </semantics>
</math>
</file>

<file path=Object 4/content.xml><?xml version="1.0" encoding="utf-8"?>
<math xmlns="http://www.w3.org/1998/Math/MathML" display="block">
  <semantics>
    <msub>
      <mi>r</mi>
      <mrow>
        <mi>t</mi>
        <mo stretchy="false">+</mo>
        <mn>1</mn>
      </mrow>
    </msub>
    <annotation encoding="StarMath 5.0">r_{t+1}</annotation>
  </semantics>
</math>
</file>

<file path=Object 5/content.xml><?xml version="1.0" encoding="utf-8"?>
<math xmlns="http://www.w3.org/1998/Math/MathML" display="block">
  <semantics>
    <mtable>
      <mtr>
        <mtd>
          <mtext>State Estimation (localization)</mtext>
        </mtd>
      </mtr>
      <mtr>
        <mtd>
          <mrow>
            <mtext/>
            <mi>p</mi>
            <mrow>
              <mo fence="true" stretchy="false">(</mo>
              <mrow>
                <mrow>
                  <msub>
                    <mi>x</mi>
                    <mn>0</mn>
                  </msub>
                  <mn>...</mn>
                  <mrow>
                    <msub>
                      <mi>x</mi>
                      <mi>t</mi>
                    </msub>
                    <mo stretchy="false">∣</mo>
                    <msub>
                      <mi>z</mi>
                      <mn>0</mn>
                    </msub>
                  </mrow>
                  <mn>...</mn>
                  <msub>
                    <mi>z</mi>
                    <mi>t</mi>
                  </msub>
                  <mi>,</mi>
                  <msub>
                    <mi>r</mi>
                    <mn>0</mn>
                  </msub>
                  <mn>...</mn>
                  <msub>
                    <mi>r</mi>
                    <mi>t</mi>
                  </msub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x</mi>
                      <mi>t</mi>
                    </msub>
                    <mo stretchy="false">∣</mo>
                    <msub>
                      <mi>z</mi>
                      <mn>0</mn>
                    </msub>
                  </mrow>
                  <mn>...</mn>
                  <msub>
                    <mi>z</mi>
                    <mi>t</mi>
                  </msub>
                  <mi>,</mi>
                  <msub>
                    <mi>r</mi>
                    <mn>0</mn>
                  </msub>
                  <mn>...</mn>
                  <msub>
                    <mi>r</mi>
                    <mi>t</mi>
                  </msub>
                </mrow>
              </mrow>
              <mo fence="true" stretchy="false">)</mo>
            </mrow>
          </mrow>
        </mtd>
      </mtr>
    </mtable>
    <annotation encoding="StarMath 5.0">"State Estimation (localization)" newline ""

p( x_0 ... x_t divides z_0 ... z_t , r_0 ... r_t )

p( x_t divides z_0 ... z_t, r_0 ... r_t )</annotation>
  </semantics>
</math>
</file>

<file path=Object 6/content.xml><?xml version="1.0" encoding="utf-8"?>
<math xmlns="http://www.w3.org/1998/Math/MathML" display="block">
  <semantics>
    <msub>
      <mi>x</mi>
      <mrow>
        <mi>t</mi>
        <mo stretchy="false">−</mo>
        <mn>1</mn>
      </mrow>
    </msub>
    <annotation encoding="StarMath 5.0">x_{t-1}</annotation>
  </semantics>
</math>
</file>

<file path=Object 7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8/content.xml><?xml version="1.0" encoding="utf-8"?>
<math xmlns="http://www.w3.org/1998/Math/MathML" display="block">
  <semantics>
    <msub>
      <mi>x</mi>
      <mrow>
        <mi>t</mi>
        <mo stretchy="false">+</mo>
        <mn>1</mn>
      </mrow>
    </msub>
    <annotation encoding="StarMath 5.0">x_{t+1}</annotation>
  </semantics>
</math>
</file>

<file path=Object 9/content.xml><?xml version="1.0" encoding="utf-8"?>
<math xmlns="http://www.w3.org/1998/Math/MathML" display="block">
  <semantics>
    <mi>m</mi>
    <annotation encoding="StarMath 5.0">m</annotation>
  </semantics>
</math>
</file>